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ans"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OpenSan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Qualitätsanforderungen</text:p>
      <text:p text:style-name="P1"/>
      <text:p text:style-name="P1">7.1 Technische Qualitätsanforderungen</text:p>
      <text:p text:style-name="P1"/>
      <text:p text:style-name="P1">7.1.1 Zuverlässigkeit</text:p>
      <text:p text:style-name="P1">Das Portal soll Tag und Nacht für alle Nutzer erreichbar sein, dies kann nur durch stetige Überwachung erreicht werden. Bei auftretenden Ausfällen sorgen die Mitarbeiter für eine schnellst Mögliche Wiederaufnahme der Funktion des Systems.</text:p>
      <text:p text:style-name="P1"/>
      <text:p text:style-name="P1">7.1.2 Fehlertoleranz</text:p>
      <text:p text:style-name="P1">Um Fehler zu vermeiden, wird der Mitarbeiter vom System bei wichtigen Schritten gefragt und muss Passwörter eingeben. Dies gilt nur für die Mitarbeiter, da die User, Veranstalter und Transportunternehmen, keine Änderungen an dem Portal vornehmen können.</text:p>
      <text:p text:style-name="P1"/>
      <text:p text:style-name="P1">7.1.3 Datenverluste</text:p>
      <text:p text:style-name="P1">Solang der User, Veranstalter oder das Transportunternehmen seinen Account nicht löscht oder 3 Monate nicht online war, sollen seine Daten gespeichert werden. Um einen Verlust der Daten zu vermeiden müssen Backups vom System in vertretbaren Zeiten gemacht werden.</text:p>
      <text:p text:style-name="P1"/>
      <text:p text:style-name="P1"/>
      <text:p text:style-name="P1">7.2 Interaktions- und Ergonomieanforderungen</text:p>
      <text:p text:style-name="P1"/>
      <text:p text:style-name="P1">7.2.1 Nutzerschnittstelle</text:p>
      <text:p text:style-name="P1"/>
      <text:p text:style-name="P1">Der User, Veranstalter und die Transportunternehmen können ausschließlich über den Aufruf der Seite im Browser mit der Seite arbeiten. Die Mitarbeiter können nur über die ihnen zugeteilten Rechte auf Server-, Programmier- oder Verwaltungsoberfläche zugreifen. Diese sind alle über den Browser erreichbar.</text:p>
      <text:p text:style-name="P1"/>
      <text:p text:style-name="P1"/>
      <text:p text:style-name="P1">7.2.2 Interaktionsleistungen</text:p>
      <text:p text:style-name="P1"/>
      <text:p text:style-name="P1">Die Nutzer haben eine innovativ gestaltete Oberfläche. Diese ist selbsterklärend. Rechts oben in der Ecke ist es möglich auf das Eigene Profil zuzugreifen um es zu ändern, dies ist auch bei den Mitarbeiten vorhanden. Der User hat die Möglichkeit von jeder Seite aus wieder zur Suche zu gelangen und diese zu ändern, löschen oder komplett neu zu gestalten. Im Zentrum der Seite ist immer die Hauptfunktion, die Liste der passenden Events zum Anklicken.</text:p>
      <text:p text:style-name="P1"/>
      <text:p text:style-name="P1"/>
      <text:p text:style-name="P1">7.2.3 Nutzer</text:p>
      <text:p text:style-name="P1"/>
      <text:p text:style-name="P1">Das Portal ist über das Internet zu erreichen. Die Nutzer brauchen einen Internetanschluss. Die Nutzeranzahl hängt von der Serveranzahl ab.</text:p>
      <text:p text:style-name="P1"/>
      <text:p text:style-name="P1">7.2.4 Performanz</text:p>
      <text:p text:style-name="P1"/>
      <text:p text:style-name="P1">Um ein flüssig Laufendes System zu gewährleisten muss die Hardware immer an die Useranzahl angepasst werden. </text:p>
      <text:p text:style-name="P1"/>
      <text:p text:style-name="P1">7.2.4Look and Feel</text:p>
      <text:p text:style-name="P1"/>
      <text:p text:style-name="P1">Die Anwendungsoberfläche zeichnet sich durch ein modernes und zeitloses Design in einer schlichten Farbgebung aus. Es soll Nutzer aus verschiedenen Alterskategorien ansprechen.</text:p>
      <text:p text:style-name="P1"/>
      <text:p text:style-name="P1">7.3 Wirtschaftliche Anforderungen</text:p>
      <text:p text:style-name="P1"/>
      <text:p text:style-name="P1">7.3.1 Kostenabdeckung </text:p>
      <text:p text:style-name="P1"><text:soft-page-break/></text:p>
      <text:p text:style-name="P1">Die Betriebskosten werden allein durch die Werbeeinnahmen und eine kleine Provision von den Veranstaltern auf der Seite abgedeckt.</text:p>
      <text:p text:style-name="P1"/>
      <text:p text:style-name="P1">7.3.2 Administration</text:p>
      <text:p text:style-name="P1"/>
      <text:p text:style-name="P1">Nach einer Einführung in das System, liegt es in der Hand des Seitenbetreibers, den Server und die Plattform zu Administrieren. Der Server muss jedoch Tag und Nacht unter Kontrolle stehen, dies ist dur Fernwartung realisierbar.</text:p>
      <text:p text:style-name="P1"/>
      <text:p text:style-name="P1">7.3.3 Backup- und Wartungsarbeiten</text:p>
      <text:p text:style-name="P1"/>
      <text:p text:style-name="P1">Der Seitenbetreiber verpflichtet sich mindestens einmal in der Stunde ein neues Backup des Systems anzufertigen. Bei technischen Problemen ist der Seitenbetreiber in die Pflicht zu nehmen.</text:p>
      <text:p text:style-name="P1">Wartungsarbeiten müssen kurz und sorgfältig geplant sein und Nachts durchgeführt werden.</text:p>
      <text:p text:style-name="P1"/>
      <text:p text:style-name="P1"/>
      <text:p text:style-name="P1">7.3.4 Update</text:p>
      <text:p text:style-name="P1"/>
      <text:p text:style-name="P1">Bei speziellen Bugs im System, gibt es zu Betriebsbeginn einmal im Monat ein Update. Nach 6 Monaten werden nur noch Jährlich Updates gestellt. Nach 3 Jahren ist eine Vertragsverlängerung von Nöten.</text:p>
      <text:p text:style-name="P1"/>
      <text:p text:style-name="P1">7.4 Rechtliche und normative Vorgaben</text:p>
      <text:p text:style-name="P1"/>
      <text:p text:style-name="P1">7.4.1 Datenschutz</text:p>
      <text:p text:style-name="P1"/>
      <text:p text:style-name="P1">Der Seitenbetreiber verpflichtet sich die User Daten niemals an dritte weiterzugeben oder in eigener Sache zu Werbezwecken zu nutzen.</text:p>
      <text:p text:style-name="P1"/>
      <text:p text:style-name="P1">7.4.2 Barrierefreiheit</text:p>
      <text:p text:style-name="P1"/>
      <text:p text:style-name="P1">Es werden die gängigen Standards genutzt, damit auch Blinder die Seite besuchen und nutzen können. </text:p>
      <text:p text:style-name="P1"/>
      <text:p text:style-name="P1">7.4.3 Rechte und Lizenzkosten</text:p>
      <text:p text:style-name="P1"/>
      <text:p text:style-name="P1">Das Corporate Design und die Softwarerechte werden nicht abgetreten. FuturEvent behält alle Rechte. Es ist eine einmalige Gebühr 100.000€ an FuturEvent zu entrichten. Des weiter sind 20% der monatlichen Erträge von der Software an FuturEvent zu zah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ans"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9:02:12.38</meta:creation-date>
    <dc:date>2013-05-16T16:29:52.73</dc:date>
    <meta:editing-duration>PT4H36M27S</meta:editing-duration>
    <meta:editing-cycles>12</meta:editing-cycles>
    <meta:generator>OpenOffice.org/3.4.1$Win32 OpenOffice.org_project/341m1$Build-9593</meta:generator>
    <meta:document-statistic meta:table-count="0" meta:image-count="0" meta:object-count="0" meta:page-count="2" meta:paragraph-count="36" meta:word-count="524" meta:character-count="3738"/>
  </office:meta>
</office:document-meta>
</file>